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2.998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5cm" fo:min-width="1.2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2.385cm"/>
    </style:style>
    <style:style style:name="gr8" style:family="graphic" style:parent-style-name="standard">
      <style:graphic-properties draw:stroke="none" draw:fill="none" fo:min-height="1.4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1.2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6pt"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16pt" fo:font-weight="bold"/>
    </style:style>
    <style:style style:name="T6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58cm" svg:height="1.827cm" svg:x="8.287cm" svg:y="3.878cm">
          <draw:text-box>
            <text:p text:style-name="P1"><text:span text:style-name="T1">E <text:s text:c="13"/></text:span></text:p>
            <text:p text:style-name="P1"><text:span text:style-name="T2"/></text:p>
            <text:p text:style-name="P1"><text:span text:style-name="T2">I <text:s text:c="3"/></text:span></text:p>
            <text:p text:style-name="P1"><text:span text:style-name="T2">если <text:s text:c="2"/>было можно</text:span></text:p>
          </draw:text-box>
        </draw:frame>
        <draw:frame draw:style-name="gr2" draw:text-style-name="P3" draw:id="id2" draw:layer="layout" svg:width="2.415cm" svg:height="1.039cm" svg:x="2.718cm" svg:y="2.488cm">
          <draw:text-box>
            <text:p text:style-name="P1"><text:span text:style-name="T2">O</text:span></text:p>
            <text:p text:style-name="P1"><text:span text:style-name="T2">то приговор</text:span></text:p>
          </draw:text-box>
        </draw:frame>
        <draw:frame draw:style-name="gr3" draw:text-style-name="P4" draw:layer="layout" svg:width="13.803cm" svg:height="1.822cm" svg:x="0.668cm" svg:y="0.355cm">
          <draw:text-box>
            <text:p><text:span text:style-name="T3">Eсли применительно к первому делу Ходорковского и Лебедева можно было </text:span></text:p>
            <text:p><text:span text:style-name="T3">говорить об избирательном применении закона, то приговор Хамовнического </text:span></text:p>
            <text:p><text:span text:style-name="T3">суда – это уже избирательное применение беззакония</text:span></text:p>
          </draw:text-box>
        </draw:frame>
        <draw:line draw:style-name="gr4" draw:text-style-name="P1" draw:layer="layout" svg:x1="8.648cm" svg:y1="4.692cm" svg:x2="10.148cm" svg:y2="4.692cm">
          <text:p/>
        </draw:line>
        <draw:line draw:style-name="gr4" draw:text-style-name="P1" draw:layer="layout" svg:x1="9.449cm" svg:y1="5.479cm" svg:x2="9.448cm" svg:y2="4.692cm">
          <text:p/>
        </draw:line>
        <draw:line draw:style-name="gr4" draw:text-style-name="P1" draw:layer="layout" svg:x1="9.448cm" svg:y1="5.48cm" svg:x2="9.228cm" svg:y2="5.692cm">
          <text:p/>
        </draw:line>
        <draw:line draw:style-name="gr4" draw:text-style-name="P1" draw:layer="layout" svg:x1="10.153cm" svg:y1="4.68cm" svg:x2="10.248cm" svg:y2="4.566cm">
          <text:p/>
        </draw:line>
        <draw:line draw:style-name="gr4" draw:text-style-name="P1" draw:layer="layout" svg:x1="8.554cm" svg:y1="4.78cm" svg:x2="8.649cm" svg:y2="4.666cm">
          <text:p/>
        </draw:line>
        <draw:line draw:style-name="gr4" draw:text-style-name="P1" draw:layer="layout" svg:x1="8.882cm" svg:y1="4.585cm" svg:x2="9.986cm" svg:y2="4.585cm">
          <text:p/>
        </draw:line>
        <draw:line draw:style-name="gr4" draw:text-style-name="P1" draw:layer="layout" svg:x1="4.991cm" svg:y1="4.792cm" svg:x2="6.491cm" svg:y2="4.792cm">
          <text:p/>
        </draw:line>
        <draw:line draw:style-name="gr4" draw:text-style-name="P1" draw:layer="layout" svg:x1="5.792cm" svg:y1="5.579cm" svg:x2="5.791cm" svg:y2="4.792cm">
          <text:p/>
        </draw:line>
        <draw:line draw:style-name="gr4" draw:text-style-name="P1" draw:layer="layout" svg:x1="6.496cm" svg:y1="4.78cm" svg:x2="6.591cm" svg:y2="4.666cm">
          <text:p/>
        </draw:line>
        <draw:line draw:style-name="gr4" draw:text-style-name="P1" draw:layer="layout" svg:x1="4.897cm" svg:y1="4.88cm" svg:x2="4.992cm" svg:y2="4.766cm">
          <text:p/>
        </draw:line>
        <draw:line draw:style-name="gr4" draw:text-style-name="P1" draw:layer="layout" svg:x1="9.111cm" svg:y1="4.076cm" svg:x2="7.101cm" svg:y2="3.466cm">
          <text:p/>
        </draw:line>
        <draw:connector draw:style-name="gr5" draw:text-style-name="P1" draw:layer="layout" draw:type="curve" svg:x1="7.079cm" svg:y1="2.567cm" svg:x2="3.925cm" svg:y2="2.488cm" draw:start-shape="id1" draw:end-shape="id2" draw:end-glue-point="0" svg:d="m7079 2567c0-870-3154-830-3154-79">
          <text:p/>
        </draw:connector>
        <draw:line draw:style-name="gr4" draw:text-style-name="P1" draw:layer="layout" svg:x1="4.115cm" svg:y1="3.457cm" svg:x2="2.39cm" svg:y2="4.267cm">
          <text:p/>
        </draw:line>
        <draw:frame draw:style-name="gr1" draw:text-style-name="P2" draw:layer="layout" svg:width="1.786cm" svg:height="1.59cm" svg:x="1.273cm" svg:y="4.157cm">
          <draw:text-box>
            <text:p text:style-name="P1"><text:span text:style-name="T1"><text:s text:c="4"/></text:span><text:span text:style-name="T1">A</text:span></text:p>
            <text:p text:style-name="P1"><text:span text:style-name="T4"/></text:p>
            <text:p text:style-name="P1"><text:span text:style-name="T2">O <text:s text:c="2"/></text:span></text:p>
            <text:p text:style-name="P1"><text:span text:style-name="T2">суд <text:s/>-а</text:span></text:p>
          </draw:text-box>
        </draw:frame>
        <draw:line draw:style-name="gr4" draw:text-style-name="P1" draw:layer="layout" svg:x1="1.403cm" svg:y1="4.742cm" svg:x2="2.903cm" svg:y2="4.742cm">
          <text:p/>
        </draw:line>
        <draw:line draw:style-name="gr4" draw:text-style-name="P1" draw:layer="layout" svg:x1="2.204cm" svg:y1="5.529cm" svg:x2="2.203cm" svg:y2="4.742cm">
          <text:p/>
        </draw:line>
        <draw:line draw:style-name="gr4" draw:text-style-name="P1" draw:layer="layout" svg:x1="2.403cm" svg:y1="5.742cm" svg:x2="2.183cm" svg:y2="5.53cm">
          <text:p/>
        </draw:line>
        <draw:line draw:style-name="gr4" draw:text-style-name="P1" draw:layer="layout" svg:x1="2.908cm" svg:y1="4.73cm" svg:x2="3.003cm" svg:y2="4.616cm">
          <text:p/>
        </draw:line>
        <draw:line draw:style-name="gr4" draw:text-style-name="P1" draw:layer="layout" svg:x1="1.309cm" svg:y1="4.83cm" svg:x2="1.404cm" svg:y2="4.716cm">
          <text:p/>
        </draw:line>
        <draw:frame draw:style-name="gr1" draw:text-style-name="P2" draw:layer="layout" svg:width="3.821cm" svg:height="1.59cm" svg:x="-0.227cm" svg:y="6.757cm">
          <draw:text-box>
            <text:p text:style-name="P1"><text:span text:style-name="T1"><text:s text:c="3"/></text:span><text:span text:style-name="T1">A</text:span></text:p>
            <text:p text:style-name="P1"><text:span text:style-name="T4"/></text:p>
            <text:p text:style-name="P1"><text:span text:style-name="T2">O <text:s text:c="2"/></text:span></text:p>
            <text:p><text:span text:style-name="T2">Хамовники <text:s/>-ческого</text:span></text:p>
          </draw:text-box>
        </draw:frame>
        <draw:line draw:style-name="gr4" draw:text-style-name="P1" draw:layer="layout" svg:x1="1.103cm" svg:y1="7.342cm" svg:x2="2.603cm" svg:y2="7.342cm">
          <text:p/>
        </draw:line>
        <draw:line draw:style-name="gr4" draw:text-style-name="P1" draw:layer="layout" svg:x1="1.904cm" svg:y1="8.129cm" svg:x2="1.903cm" svg:y2="7.342cm">
          <text:p/>
        </draw:line>
        <draw:line draw:style-name="gr4" draw:text-style-name="P1" draw:layer="layout" svg:x1="2.103cm" svg:y1="8.342cm" svg:x2="1.883cm" svg:y2="8.13cm">
          <text:p/>
        </draw:line>
        <draw:line draw:style-name="gr4" draw:text-style-name="P1" draw:layer="layout" svg:x1="2.608cm" svg:y1="7.33cm" svg:x2="2.703cm" svg:y2="7.216cm">
          <text:p/>
        </draw:line>
        <draw:line draw:style-name="gr4" draw:text-style-name="P1" draw:layer="layout" svg:x1="1.009cm" svg:y1="7.43cm" svg:x2="1.104cm" svg:y2="7.316cm">
          <text:p/>
        </draw:line>
        <draw:line draw:style-name="gr4" draw:text-style-name="P1" draw:layer="layout" svg:x1="1.805cm" svg:y1="6.687cm" svg:x2="1.795cm" svg:y2="5.946cm">
          <text:p/>
        </draw:line>
        <draw:frame draw:style-name="gr6" draw:text-style-name="P2" draw:layer="layout" svg:width="2.962cm" svg:height="0.645cm" svg:x="5.145cm" svg:y="5.087cm">
          <draw:text-box>
            <text:p text:style-name="P1"><text:span text:style-name="T2">Ø <text:s/>применение</text:span></text:p>
          </draw:text-box>
        </draw:frame>
        <draw:line draw:style-name="gr4" draw:text-style-name="P1" draw:layer="layout" svg:x1="5.796cm" svg:y1="5.552cm" svg:x2="5.576cm" svg:y2="5.764cm">
          <text:p/>
        </draw:line>
        <draw:line draw:style-name="gr4" draw:text-style-name="P1" draw:layer="layout" svg:x1="7.71cm" svg:y1="6.524cm" svg:x2="6.811cm" svg:y2="5.644cm">
          <text:p/>
        </draw:line>
        <draw:frame draw:style-name="gr7" draw:text-style-name="P2" draw:layer="layout" svg:width="2.885cm" svg:height="1.59cm" svg:x="5.505cm" svg:y="6.597cm">
          <draw:text-box>
            <text:p text:style-name="P1"><text:span text:style-name="T1"><text:s text:c="17"/></text:span><text:span text:style-name="T1">A</text:span></text:p>
            <text:p text:style-name="P1"><text:span text:style-name="T4"/></text:p>
            <text:p text:style-name="P1"><text:span text:style-name="T2"><text:s text:c="10"/></text:span><text:span text:style-name="T2">O</text:span></text:p>
            <text:p text:style-name="P1"><text:span text:style-name="T2">беззакониe <text:s/>-я</text:span></text:p>
          </draw:text-box>
        </draw:frame>
        <draw:line draw:style-name="gr4" draw:text-style-name="P1" draw:layer="layout" svg:x1="6.858cm" svg:y1="7.216cm" svg:x2="8.358cm" svg:y2="7.216cm">
          <text:p/>
        </draw:line>
        <draw:line draw:style-name="gr4" draw:text-style-name="P1" draw:layer="layout" svg:x1="7.659cm" svg:y1="8.003cm" svg:x2="7.658cm" svg:y2="7.216cm">
          <text:p/>
        </draw:line>
        <draw:line draw:style-name="gr4" draw:text-style-name="P1" draw:layer="layout" svg:x1="7.858cm" svg:y1="8.216cm" svg:x2="7.638cm" svg:y2="8.004cm">
          <text:p/>
        </draw:line>
        <draw:line draw:style-name="gr4" draw:text-style-name="P1" draw:layer="layout" svg:x1="8.363cm" svg:y1="7.204cm" svg:x2="8.458cm" svg:y2="7.09cm">
          <text:p/>
        </draw:line>
        <draw:line draw:style-name="gr4" draw:text-style-name="P1" draw:layer="layout" svg:x1="6.764cm" svg:y1="7.304cm" svg:x2="6.859cm" svg:y2="7.19cm">
          <text:p/>
        </draw:line>
        <draw:frame draw:style-name="gr8" draw:text-style-name="P6" draw:layer="layout" svg:width="3.652cm" svg:height="1.693cm" svg:x="6.141cm" svg:y="8.988cm">
          <draw:text-box>
            <text:p text:style-name="P5"><text:span text:style-name="T5"/></text:p>
            <text:p text:style-name="P5"><text:span text:style-name="T6"/></text:p>
          </draw:text-box>
        </draw:frame>
        <draw:line draw:style-name="gr4" draw:text-style-name="P1" draw:layer="layout" svg:x1="6.814cm" svg:y1="5.636cm" svg:x2="4.759cm" svg:y2="6.535cm">
          <text:p/>
        </draw:line>
        <draw:frame draw:style-name="gr9" draw:text-style-name="P3" draw:layer="layout" svg:width="2.94cm" svg:height="1.039cm" svg:x="3.144cm" svg:y="6.389cm">
          <draw:text-box>
            <text:p text:style-name="P1"><text:span text:style-name="T2">A</text:span></text:p>
            <text:p text:style-name="P1"><text:span text:style-name="T2">избирательное</text:span></text:p>
          </draw:text-box>
        </draw:frame>
        <draw:line draw:style-name="gr4" draw:text-style-name="P1" draw:layer="layout" svg:x1="5.5cm" svg:y1="3.202cm" svg:x2="5cm" svg:y2="3.202cm">
          <text:p/>
        </draw:line>
        <draw:line draw:style-name="gr4" draw:text-style-name="P1" draw:layer="layout" svg:x1="6.6cm" svg:y1="3.202cm" svg:x2="6cm" svg:y2="3.202cm">
          <text:p/>
        </draw:line>
        <draw:frame draw:style-name="gr10" draw:text-style-name="P3" draw:layer="layout" svg:width="0.675cm" svg:height="0.645cm" svg:x="5.4cm" svg:y="2.857cm">
          <draw:text-box>
            <text:p text:style-name="P1"><text:span text:style-name="T2"><text:s/></text:span><text:span text:style-name="T2">j</text:span></text:p>
          </draw:text-box>
        </draw:frame>
        <draw:frame draw:style-name="gr11" draw:text-style-name="P3" draw:id="id1" draw:layer="layout" svg:width="1.023cm" svg:height="1.039cm" svg:x="6.568cm" svg:y="2.567cm">
          <draw:text-box>
            <text:p text:style-name="P1"><text:span text:style-name="T2">O</text:span></text:p>
            <text:p text:style-name="P1"><text:span text:style-name="T2">это</text:span></text:p>
          </draw:text-box>
        </draw:frame>
        <draw:line draw:style-name="gr4" draw:text-style-name="P1" draw:layer="layout" svg:x1="7.116cm" svg:y1="3.457cm" svg:x2="5.899cm" svg:y2="4.201cm">
          <text:p/>
        </draw:line>
        <draw:frame draw:style-name="gr9" draw:text-style-name="P3" draw:layer="layout" svg:width="1.116cm" svg:height="1.039cm" svg:x="6.668cm" svg:y="3.867cm">
          <draw:text-box>
            <text:p text:style-name="P1"><text:span text:style-name="T2">E</text:span></text:p>
            <text:p text:style-name="P1"><text:span text:style-name="T2">уже</text:span></text:p>
          </draw:text-box>
        </draw:frame>
        <draw:line draw:style-name="gr4" draw:text-style-name="P1" draw:layer="layout" svg:x1="5.344cm" svg:y1="4.202cm" svg:x2="4.127cm" svg:y2="3.458cm">
          <text:p/>
        </draw:line>
        <draw:line draw:style-name="gr4" draw:text-style-name="P1" draw:layer="layout" svg:x1="7.191cm" svg:y1="3.99cm" svg:x2="7.1cm" svg:y2="3.45cm">
          <text:p/>
        </draw:line>
        <draw:line draw:style-name="gr4" draw:text-style-name="P1" draw:layer="layout" svg:x1="9.911cm" svg:y1="6.25cm" svg:x2="9.91cm" svg:y2="5.602cm">
          <text:p/>
        </draw:line>
        <draw:frame draw:style-name="gr1" draw:text-style-name="P2" draw:layer="layout" svg:width="2.394cm" svg:height="1.59cm" svg:x="9.204cm" svg:y="6.199cm">
          <draw:text-box>
            <text:p text:style-name="P1"><text:span text:style-name="T1">O <text:s text:c="9"/></text:span></text:p>
            <text:p text:style-name="P1"><text:span text:style-name="T4"/></text:p>
            <text:p text:style-name="P1"><text:span text:style-name="T2">I <text:s text:c="4"/></text:span></text:p>
            <text:p text:style-name="P1"><text:span text:style-name="T2">Ø <text:s/>говорить</text:span></text:p>
          </draw:text-box>
        </draw:frame>
        <draw:line draw:style-name="gr4" draw:text-style-name="P1" draw:layer="layout" svg:x1="9.034cm" svg:y1="6.784cm" svg:x2="10.534cm" svg:y2="6.784cm">
          <text:p/>
        </draw:line>
        <draw:line draw:style-name="gr4" draw:text-style-name="P1" draw:layer="layout" svg:x1="9.835cm" svg:y1="7.571cm" svg:x2="9.834cm" svg:y2="6.784cm">
          <text:p/>
        </draw:line>
        <draw:line draw:style-name="gr4" draw:text-style-name="P1" draw:layer="layout" svg:x1="9.834cm" svg:y1="7.572cm" svg:x2="9.614cm" svg:y2="7.784cm">
          <text:p/>
        </draw:line>
        <draw:line draw:style-name="gr4" draw:text-style-name="P1" draw:layer="layout" svg:x1="10.539cm" svg:y1="6.772cm" svg:x2="10.634cm" svg:y2="6.658cm">
          <text:p/>
        </draw:line>
        <draw:line draw:style-name="gr4" draw:text-style-name="P1" draw:layer="layout" svg:x1="8.94cm" svg:y1="6.872cm" svg:x2="9.035cm" svg:y2="6.758cm">
          <text:p/>
        </draw:line>
        <draw:frame draw:style-name="gr12" draw:text-style-name="P3" draw:layer="layout" svg:width="2.987cm" svg:height="1.104cm" svg:x="8.018cm" svg:y="8.845cm">
          <draw:text-box>
            <text:p text:style-name="P1"><text:span text:style-name="T2">O <text:s text:c="9"/></text:span></text:p>
            <text:p text:style-name="P1"><text:span text:style-name="T2">об применении</text:span></text:p>
          </draw:text-box>
        </draw:frame>
        <draw:line draw:style-name="gr4" draw:text-style-name="P1" draw:layer="layout" svg:x1="9.395cm" svg:y1="8.175cm" svg:x2="9.056cm" svg:y2="8.888cm">
          <text:p/>
        </draw:line>
        <draw:frame draw:style-name="gr9" draw:text-style-name="P3" draw:layer="layout" svg:width="2.987cm" svg:height="1.039cm" svg:x="8.683cm" svg:y="11.245cm">
          <draw:text-box>
            <text:p text:style-name="P1"><text:span text:style-name="T2">A</text:span></text:p>
            <text:p text:style-name="P1"><text:span text:style-name="T2">избирательном</text:span></text:p>
          </draw:text-box>
        </draw:frame>
        <draw:line draw:style-name="gr4" draw:text-style-name="P1" draw:layer="layout" svg:x1="7.894cm" svg:y1="11.297cm" svg:x2="9.022cm" svg:y2="9.868cm">
          <text:p/>
        </draw:line>
        <draw:line draw:style-name="gr4" draw:text-style-name="P1" draw:layer="layout" svg:x1="9.028cm" svg:y1="9.868cm" svg:x2="10.156cm" svg:y2="11.297cm">
          <text:p/>
        </draw:line>
        <draw:frame draw:style-name="gr13" draw:text-style-name="P2" draw:layer="layout" svg:width="0.75cm" svg:height="0.756cm" svg:x="7.422cm" svg:y="11.222cm">
          <draw:text-box>
            <text:p text:style-name="P1"><text:span text:style-name="T1">A</text:span></text:p>
          </draw:text-box>
        </draw:frame>
        <draw:line draw:style-name="gr4" draw:text-style-name="P1" draw:layer="layout" svg:x1="7.181cm" svg:y1="11.828cm" svg:x2="8.681cm" svg:y2="11.828cm">
          <text:p/>
        </draw:line>
        <draw:line draw:style-name="gr4" draw:text-style-name="P1" draw:layer="layout" svg:x1="7.982cm" svg:y1="12.615cm" svg:x2="7.981cm" svg:y2="11.828cm">
          <text:p/>
        </draw:line>
        <draw:line draw:style-name="gr4" draw:text-style-name="P1" draw:layer="layout" svg:x1="8.181cm" svg:y1="12.828cm" svg:x2="7.961cm" svg:y2="12.616cm">
          <text:p/>
        </draw:line>
        <draw:line draw:style-name="gr4" draw:text-style-name="P1" draw:layer="layout" svg:x1="8.686cm" svg:y1="11.816cm" svg:x2="8.781cm" svg:y2="11.702cm">
          <text:p/>
        </draw:line>
        <draw:line draw:style-name="gr4" draw:text-style-name="P1" draw:layer="layout" svg:x1="7.087cm" svg:y1="11.916cm" svg:x2="7.182cm" svg:y2="11.802cm">
          <text:p/>
        </draw:line>
        <draw:frame draw:style-name="gr9" draw:text-style-name="P3" draw:layer="layout" svg:width="3.021cm" svg:height="1.039cm" svg:x="11.668cm" svg:y="6.268cm">
          <draw:text-box>
            <text:p text:style-name="P1"><text:span text:style-name="T2">E <text:s text:c="16"/></text:span></text:p>
            <text:p text:style-name="P1"><text:span text:style-name="T2">применительно</text:span></text:p>
          </draw:text-box>
        </draw:frame>
        <draw:line draw:style-name="gr4" draw:text-style-name="P1" draw:layer="layout" svg:x1="12.12cm" svg:y1="6.273cm" svg:x2="9.92cm" svg:y2="5.605cm">
          <text:p/>
        </draw:line>
        <draw:line draw:style-name="gr4" draw:text-style-name="P1" draw:layer="layout" svg:x1="11.597cm" svg:y1="10.964cm" svg:x2="13.097cm" svg:y2="10.964cm">
          <text:p/>
        </draw:line>
        <draw:line draw:style-name="gr4" draw:text-style-name="P1" draw:layer="layout" svg:x1="12.398cm" svg:y1="11.751cm" svg:x2="12.397cm" svg:y2="10.964cm">
          <text:p/>
        </draw:line>
        <draw:line draw:style-name="gr4" draw:text-style-name="P1" draw:layer="layout" svg:x1="12.397cm" svg:y1="11.752cm" svg:x2="12.177cm" svg:y2="11.964cm">
          <text:p/>
        </draw:line>
        <draw:line draw:style-name="gr4" draw:text-style-name="P1" draw:layer="layout" svg:x1="13.102cm" svg:y1="10.952cm" svg:x2="13.197cm" svg:y2="10.838cm">
          <text:p/>
        </draw:line>
        <draw:line draw:style-name="gr4" draw:text-style-name="P1" draw:layer="layout" svg:x1="11.503cm" svg:y1="11.052cm" svg:x2="11.598cm" svg:y2="10.938cm">
          <text:p/>
        </draw:line>
        <draw:line draw:style-name="gr4" draw:text-style-name="P1" draw:layer="layout" svg:x1="14.941cm" svg:y1="10.472cm" svg:x2="15.036cm" svg:y2="10.358cm">
          <text:p/>
        </draw:line>
        <draw:frame draw:style-name="gr14" draw:text-style-name="P2" draw:layer="layout" svg:width="1.975cm" svg:height="1.624cm" svg:x="11.559cm" svg:y="10.289cm">
          <draw:text-box>
            <text:p text:style-name="P1"><text:span text:style-name="T2"><text:s/></text:span><text:span text:style-name="T1"><text:s text:c="3"/></text:span><text:span text:style-name="T1">E <text:s text:c="6"/></text:span></text:p>
            <text:p text:style-name="P1"><text:span text:style-name="T4"/></text:p>
            <text:p text:style-name="P1"><text:span text:style-name="T2">к <text:s text:c="2"/>O <text:s/></text:span></text:p>
            <text:p text:style-name="P1"><text:span text:style-name="T2"><text:s text:c="2"/></text:span><text:span text:style-name="T2">-у <text:s/>дело</text:span></text:p>
          </draw:text-box>
        </draw:frame>
        <draw:line draw:style-name="gr4" draw:text-style-name="P1" draw:layer="layout" svg:x1="10.598cm" svg:y1="14.165cm" svg:x2="12.098cm" svg:y2="14.165cm">
          <text:p/>
        </draw:line>
        <draw:line draw:style-name="gr4" draw:text-style-name="P1" draw:layer="layout" svg:x1="11.399cm" svg:y1="14.952cm" svg:x2="11.398cm" svg:y2="14.165cm">
          <text:p/>
        </draw:line>
        <draw:line draw:style-name="gr4" draw:text-style-name="P1" draw:layer="layout" svg:x1="11.398cm" svg:y1="14.953cm" svg:x2="11.178cm" svg:y2="15.165cm">
          <text:p/>
        </draw:line>
        <draw:line draw:style-name="gr4" draw:text-style-name="P1" draw:layer="layout" svg:x1="12.103cm" svg:y1="14.153cm" svg:x2="12.198cm" svg:y2="14.039cm">
          <text:p/>
        </draw:line>
        <draw:line draw:style-name="gr4" draw:text-style-name="P1" draw:layer="layout" svg:x1="10.504cm" svg:y1="14.253cm" svg:x2="10.599cm" svg:y2="14.139cm">
          <text:p/>
        </draw:line>
        <draw:frame draw:style-name="gr1" draw:text-style-name="P2" draw:layer="layout" svg:width="1.882cm" svg:height="1.433cm" svg:x="10.487cm" svg:y="13.616cm">
          <draw:text-box>
            <text:p text:style-name="P1"><text:span text:style-name="T1"><text:s text:c="6"/></text:span><text:span text:style-name="T1">A <text:s text:c="5"/></text:span></text:p>
            <text:p text:style-name="P1"><text:span text:style-name="T2"/></text:p>
            <text:p text:style-name="P1"><text:span text:style-name="T2">Ø <text:s text:c="6"/></text:span></text:p>
          </draw:text-box>
        </draw:frame>
        <draw:line draw:style-name="gr4" draw:text-style-name="P1" draw:layer="layout" svg:x1="12.391cm" svg:y1="10.349cm" svg:x2="12.44cm" svg:y2="7.233cm">
          <text:p/>
        </draw:line>
        <draw:line draw:style-name="gr4" draw:text-style-name="P1" draw:layer="layout" svg:x1="11.494cm" svg:y1="13.498cm" svg:x2="12.622cm" svg:y2="12.069cm">
          <text:p/>
        </draw:line>
        <draw:line draw:style-name="gr4" draw:text-style-name="P1" draw:layer="layout" svg:x1="12.628cm" svg:y1="12.069cm" svg:x2="13.756cm" svg:y2="13.498cm">
          <text:p/>
        </draw:line>
        <draw:frame draw:style-name="gr15" draw:text-style-name="P3" draw:layer="layout" svg:width="1.882cm" svg:height="1.039cm" svg:x="12.883cm" svg:y="13.556cm">
          <draw:text-box>
            <text:p text:style-name="P1"><text:span text:style-name="T2">A</text:span></text:p>
            <text:p text:style-name="P1"><text:span text:style-name="T2">первому</text:span></text:p>
          </draw:text-box>
        </draw:frame>
        <draw:frame draw:style-name="gr10" draw:text-style-name="P2" draw:layer="layout" svg:width="2.081cm" svg:height="1.039cm" svg:x="12.527cm" svg:y="16.163cm">
          <draw:text-box>
            <text:p text:style-name="P1"><text:span text:style-name="T1">O</text:span></text:p>
            <text:p text:style-name="P1"><text:span text:style-name="T1">Лебедева</text:span></text:p>
          </draw:text-box>
        </draw:frame>
        <draw:frame draw:style-name="gr10" draw:text-style-name="P2" draw:layer="layout" svg:width="2.885cm" svg:height="1.039cm" svg:x="8.165cm" svg:y="16.156cm">
          <draw:text-box>
            <text:p text:style-name="P1"><text:span text:style-name="T1">O</text:span></text:p>
            <text:p text:style-name="P1"><text:span text:style-name="T2">Ходорковского</text:span></text:p>
          </draw:text-box>
        </draw:frame>
        <draw:line draw:style-name="gr4" draw:text-style-name="P1" draw:layer="layout" svg:x1="13.198cm" svg:y1="16.176cm" svg:x2="11.65cm" svg:y2="14.86cm">
          <text:p/>
        </draw:line>
        <draw:line draw:style-name="gr4" draw:text-style-name="P1" draw:layer="layout" svg:x1="9.928cm" svg:y1="16.111cm" svg:x2="11.659cm" svg:y2="14.864cm">
          <text:p/>
        </draw:line>
        <draw:line draw:style-name="gr4" draw:text-style-name="P1" draw:layer="layout" svg:x1="11.5cm" svg:y1="16.802cm" svg:x2="11cm" svg:y2="16.802cm">
          <text:p/>
        </draw:line>
        <draw:line draw:style-name="gr4" draw:text-style-name="P1" draw:layer="layout" svg:x1="12.6cm" svg:y1="16.802cm" svg:x2="12cm" svg:y2="16.802cm">
          <text:p/>
        </draw:line>
        <draw:frame draw:style-name="gr10" draw:text-style-name="P3" draw:layer="layout" svg:width="0.697cm" svg:height="1.039cm" svg:x="11.4cm" svg:y="16.257cm">
          <draw:text-box>
            <text:p text:style-name="P1"><text:span text:style-name="T2"><text:s/></text:span><text:span text:style-name="T2">j</text:span></text:p>
            <text:p text:style-name="P1"><text:span text:style-name="T2">и</text:span></text:p>
          </draw:text-box>
        </draw:frame>
        <draw:frame draw:style-name="gr10" draw:layer="layout" svg:width="1.404cm" svg:height="0.645cm" svg:x="6.728cm" svg:y="12.268cm">
          <draw:text-box>
            <text:p><text:span text:style-name="T2">закон</text:span></text:p>
          </draw:text-box>
        </draw:frame>
        <draw:frame draw:style-name="gr10" draw:layer="layout" svg:width="0.815cm" svg:height="0.645cm" svg:x="7.928cm" svg:y="12.268cm">
          <draw:text-box>
            <text:p><text:span text:style-name="T2">-а</text:span></text:p>
          </draw:text-box>
        </draw:frame>
        <draw:frame draw:style-name="gr13" draw:text-style-name="P2" draw:layer="layout" svg:width="0.777cm" svg:height="0.756cm" svg:x="7.222cm" svg:y="11.922cm">
          <draw:text-box>
            <text:p text:style-name="P1"><text:span text:style-name="T1">О</text:span></text:p>
          </draw:text-box>
        </draw:frame>
        <draw:frame draw:style-name="gr16" draw:text-style-name="P2" draw:layer="layout" svg:width="0.769cm" svg:height="0.758cm" svg:x="5.283cm" svg:y="4.194cm">
          <draw:text-box>
            <text:p text:style-name="P1"><text:span text:style-name="T2">E</text:span></text:p>
          </draw:text-box>
        </draw:frame>
        <draw:frame draw:style-name="gr16" draw:text-style-name="P2" draw:layer="layout" svg:width="0.777cm" svg:height="0.758cm" svg:x="5.722cm" svg:y="4.723cm">
          <draw:text-box>
            <text:p text:style-name="P1"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4T09:12:48</dc:date>
    <dc:creator>artur </dc:creator>
    <meta:editing-duration>PT11H40M08S</meta:editing-duration>
    <meta:editing-cycles>2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98"/>
  </office:meta>
</office:document-meta>
</file>